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765E97E1843D728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.113cm, 0cm, 2.227cm)" draw:image-opacity="100%" style:mirror="none"/>
    </style:style>
    <style:style style:name="gr2" style:family="graphic" style:parent-style-name="standard">
      <style:graphic-properties draw:stroke="none" svg:stroke-color="#000000" draw:fill="solid" draw:fill-color="#999999" draw:opacity="50%" draw:textarea-horizontal-align="left" draw:auto-grow-height="true" draw:auto-grow-width="true" fo:min-height="0cm" fo:min-width="0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999999" draw:opacity="50%" draw:textarea-horizontal-align="left" draw:auto-grow-height="true" draw:auto-grow-width="false" fo:min-height="2.845cm" fo:min-width="0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999999" draw:opacity="50%" draw:textarea-horizontal-align="left" draw:auto-grow-height="true" draw:auto-grow-width="false" fo:min-height="1.498cm" fo:min-width="0cm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weight="bold"/>
    </style:style>
    <style:style style:name="P3" style:family="paragraph">
      <loext:graphic-properties draw:fill="solid" draw:fill-color="#999999" draw:opacity="50%"/>
      <style:text-properties fo:color="#ffffff" loext:opacity="100%" fo:font-weight="bold"/>
    </style:style>
    <style:style style:name="P4" style:family="paragraph">
      <style:paragraph-properties fo:text-align="end"/>
      <style:text-properties fo:color="#ffffff" loext:opacity="100%" fo:font-weight="bold"/>
    </style:style>
    <style:style style:name="P5" style:family="paragraph">
      <loext:graphic-properties draw:fill="solid" draw:fill-color="#999999" draw:opacity="50%"/>
      <style:paragraph-properties fo:text-align="end"/>
      <style:text-properties fo:color="#ffffff" loext:opacity="100%" fo:font-weight="bold"/>
    </style:style>
    <style:style style:name="T1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499cm" svg:height="10.686cm" svg:x="0cm" svg:y="0cm">
          <draw:image xlink:href="Pictures/100000000000064000000384765E97E1843D7286.jpg" xlink:type="simple" xlink:show="embed" xlink:actuate="onLoad" draw:mime-type="image/jpeg">
            <text:p/>
          </draw:image>
        </draw:frame>
        <draw:frame draw:style-name="gr2" draw:text-style-name="P3" draw:layer="layout" svg:width="6.848cm" svg:height="0.962cm" svg:x="5.146cm" svg:y="0cm">
          <draw:text-box>
            <text:p text:style-name="P2"><text:span text:style-name="T1">Adaptador serie USB</text:span></text:p>
          </draw:text-box>
        </draw:frame>
        <draw:frame draw:style-name="gr2" draw:text-style-name="P5" draw:layer="layout" svg:width="3.465cm" svg:height="1.673cm" svg:x="13.846cm" svg:y="1.2cm">
          <draw:text-box>
            <text:p text:style-name="P4"><text:span text:style-name="T1">Conector </text:span></text:p>
            <text:p text:style-name="P4"><text:span text:style-name="T1">DB9</text:span></text:p>
          </draw:text-box>
        </draw:frame>
        <draw:frame draw:style-name="gr3" draw:text-style-name="P5" draw:layer="layout" svg:width="4.853cm" svg:height="3.095cm" svg:x="12.647cm" svg:y="6.1cm">
          <draw:text-box>
            <text:p text:style-name="P4"><text:span text:style-name="T1">Terminales</text:span></text:p>
            <text:p text:style-name="P4"><text:span text:style-name="T1">pala aislados</text:span></text:p>
            <text:p text:style-name="P4"><text:span text:style-name="T1">para conexión </text:span></text:p>
            <text:p text:style-name="P4"><text:span text:style-name="T1">con batería</text:span></text:p>
          </draw:text-box>
        </draw:frame>
        <draw:frame draw:style-name="gr2" draw:text-style-name="P5" draw:layer="layout" svg:width="3.465cm" svg:height="1.673cm" svg:x="7.147cm" svg:y="7.501cm">
          <draw:text-box>
            <text:p text:style-name="P4"><text:span text:style-name="T1">Conector </text:span></text:p>
            <text:p text:style-name="P4"><text:span text:style-name="T1">USB</text:span></text:p>
          </draw:text-box>
        </draw:frame>
        <draw:frame draw:style-name="gr4" draw:text-style-name="P5" draw:layer="layout" svg:width="3.602cm" svg:height="1.748cm" svg:x="2.548cm" svg:y="6.302cm">
          <draw:text-box>
            <text:p text:style-name="P4"><text:span text:style-name="T1">Conector </text:span></text:p>
            <text:p text:style-name="P4"><text:span text:style-name="T1">CL1F1201</text:span></text:p>
          </draw:text-box>
        </draw:frame>
        <draw:frame draw:style-name="gr4" draw:text-style-name="P5" draw:layer="layout" svg:width="3.202cm" svg:height="1.748cm" svg:x="0.548cm" svg:y="1.302cm">
          <draw:text-box>
            <text:p text:style-name="P4"><text:span text:style-name="T1">Cable</text:span></text:p>
            <text:p text:style-name="P4"><text:span text:style-name="T1">5 metr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cm" fo:page-height="10.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7T12:19:00.555950447</dc:date>
    <meta:editing-duration>PT3M1S</meta:editing-duration>
    <meta:editing-cycles>1</meta:editing-cycles>
    <meta:document-statistic meta:object-count="7"/>
    <meta:generator>LibreOffice/7.3.7.2$Linux_X86_64 LibreOffice_project/30$Build-2</meta:generator>
  </office:meta>
</office:document-meta>
</file>